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2.3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>
      <style:text-properties fo:color="#800080"/>
    </style:style>
    <style:style style:name="ce40" style:family="table-cell" style:parent-style-name="Default">
      <style:text-properties fo:color="#008000"/>
    </style:style>
    <style:style style:name="ce41" style:family="table-cell" style:parent-style-name="Default">
      <style:text-properties fo:color="#ff00ff"/>
    </style:style>
    <style:style style:name="ce42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40"/>
        <table:table-row table:style-name="ro2">
          <table:table-cell table:style-name="ce1" office:value-type="string" calcext:value-type="string">
            <text:p>Capcom 86S105</text:p>
          </table:table-cell>
          <table:table-cell table:style-name="ce29" table:number-columns-repeated="3"/>
        </table:table-row>
        <table:table-row table:style-name="ro1"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irection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7</text:p>
          </table:table-cell>
          <table:table-cell table:style-name="ce31" office:value-type="string" calcext:value-type="string">
            <text:p>BIDIR</text:p>
          </table:table-cell>
          <table:table-cell table:style-name="ce38" office:value-type="string" calcext:value-type="string">
            <text:p>CPU data lines for DMA (input) and test mode (output)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5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D3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D1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BIDIR</text:p>
          </table:table-cell>
          <table:table-cell table:style-name="ce38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T1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Test mode config - Normally VCC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2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Test mode config - Normally GND</text:p>
          </table:table-cell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/RST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System reset mixed with HINT, BLTM and BRQ</text:p>
          </table:table-cell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/RDY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Start DMA, on 1943 this pin is set low when CPU writes to C806-CFFE</text:p>
          </table:table-cell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/BRQ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Z80 /BUSREQ</text:p>
          </table:table-cell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/BAK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Z80 /BUSACK</text:p>
          </table:table-cell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BLTM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BLanking TiME. On 1943, this pin is high for 31 lines</text:p>
          </table:table-cell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FLIP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Flip entire screen vertical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ster line numb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EINV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Invert sprite priorities - Tied high on 1943</text:p>
          </table:table-cell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/HLD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H LoaD. Start of raster line</text:p>
          </table:table-cell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HCLK</text:p>
          </table:table-cell>
          <table:table-cell table:style-name="ce35" office:value-type="string" calcext:value-type="string">
            <text:p>IN</text:p>
          </table:table-cell>
          <table:table-cell table:style-name="ce41" office:value-type="string" calcext:value-type="string">
            <text:p>8MHz on 1943, even though H counters are clocked at 6MH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ternal counter, used to time external stuf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HINT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Horizontal interrupt</text:p>
          </table:table-cell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/TR3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Indicates that sprite data is ready on outpu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 position of spr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0" office:value-type="float" office:value="44" calcext:value-type="float">
            <text:p>44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VFLP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Flip sprite vertically - Tied low on 19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LB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line number, used to address gfx ROM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LB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LB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B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Bit 4 of sprite line number. May be used for 32 pixels high sprites.</text:p>
          </table:table-cell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Bit 5 of sprite line number. May be used for 64 pixels high sprites.</text:p>
          </table:table-cell>
        </table:table-row>
        <table:table-row table:style-name="ro1"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MATCH1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External Y match input. Normally tied low.</text:p>
          </table:table-cell>
        </table:table-row>
        <table:table-row table:style-name="ro1"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Sprite match output. Unknown use. For testing 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tile number, used to address gfx ROM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6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7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T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attributes (flip flags, palette, anything really...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TR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TR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TR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TR4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TR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TR6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TR7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8</text:p>
          </table:table-cell>
          <table:table-cell table:style-name="ce36" office:value-type="string" calcext:value-type="string">
            <text:p>OUT</text:p>
          </table:table-cell>
          <table:table-cell table:style-name="ce42" office:value-type="string" calcext:value-type="string">
            <text:p>CPU address lines for DMA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36" office:value-type="string" calcext:value-type="string">
            <text:p>A7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36" office:value-type="string" calcext:value-type="string">
            <text:p>A6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36" office:value-type="string" calcext:value-type="string">
            <text:p>A5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36" office:value-type="string" calcext:value-type="string">
            <text:p>A0</text:p>
          </table:table-cell>
          <table:table-cell table:style-name="ce36" office:value-type="string" calcext:value-type="string">
            <text:p>OUT</text:p>
          </table:table-cell>
          <table:table-cell table:style-name="ce42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/DMA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Used to control external tristate buffers on A and D busses</text:p>
          </table:table-cell>
        </table:table-row>
        <table:table-row table:style-name="ro1" table:number-rows-repeated="15">
          <table:table-cell table:style-name="ce32"/>
          <table:table-cell table:style-name="Default" table:number-columns-repeated="3"/>
        </table:table-row>
        <table:table-row table:style-name="ro1">
          <table:table-cell table:style-name="ce32"/>
          <table:table-cell table:style-name="Default" table:number-columns-repeated="3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5-02-16T13:06:08.416000000</dc:date>
    <meta:editing-duration>P30DT18H30M28S</meta:editing-duration>
    <meta:editing-cycles>55</meta:editing-cycles>
    <meta:generator>LibreOffice/7.4.1.2$Windows_X86_64 LibreOffice_project/3c58a8f3a960df8bc8fd77b461821e42c061c5f0</meta:generator>
    <meta:document-statistic meta:table-count="3" meta:cell-count="284" meta:object-count="0"/>
  </office:meta>
</office:document-meta>
</file>